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3.3. Access Token Scope</text:span> bölümü, OAuth 2.0 protokolünde istemcilerin erişim taleplerini belirli bir <text:span text:style-name="Strong_20_Emphasis">scope</text:span> (kapsam) ile sınırlandırmalarını ve bu kapsamın nasıl iletildiğini açıklar. Kapsam, istemcinin erişebileceği kaynaklar ve bu kaynaklar üzerinde hangi işlemleri gerçekleştirebileceği konusunda bir kısıtlama sağlar. Bu bölümde belirtilenler, istemci ile yetkilendirme sunucusu arasındaki etkileşimde <text:span text:style-name="Strong_20_Emphasis">scope</text:span> parametresinin nasıl kullanılacağını anlatır.</text:p>
      <text:h text:style-name="Heading_20_3" text:outline-level="3">1. <text:span text:style-name="Strong_20_Emphasis">Scope Parametresi</text:span></text:h>
      <text:list text:style-name="L1">
        <text:list-item>
          <text:p text:style-name="P2"><text:span text:style-name="Strong_20_Emphasis">Scope</text:span> parametresi, istemcinin erişmek istediği kaynakları ve izinleri belirtmek için kullanılır. Bu parametre, istemcinin authorization (yetkilendirme) ve token (token alma) endpoint'lerine yaptığı isteklerde yer alabilir.</text:p>
        </text:list-item>
        <text:list-item>
          <text:p text:style-name="P2"><text:span text:style-name="Strong_20_Emphasis">Scope</text:span> parametresi, bir dizi <text:span text:style-name="Strong_20_Emphasis">boşlukla ayrılmış (space-delimited)</text:span> ve <text:span text:style-name="Strong_20_Emphasis">büyük/küçük harfe duyarlı</text:span> kelimelerden oluşur. Bu kelimeler, yetkilendirme sunucusu tarafından tanımlanır.</text:p>
        </text:list-item>
        <text:list-item>
          <text:p text:style-name="P2">Birden fazla <text:span text:style-name="Strong_20_Emphasis">scope-token</text:span> (kapsam belirleyicisi) içeren bir scope, her bir kelimenin erişim yetkisini artırdığı anlamına gelir. Yani birden fazla kelime (örneğin, "read write") belirtildiğinde, istemci her iki erişim hakkını talep eder.</text:p>
          <text:p text:style-name="P2"><text:span text:style-name="Strong_20_Emphasis">Örnek</text:span>: <text:span text:style-name="Source_20_Text">scope=read write</text:span> Bu örnekte, istemci hem okuma (read) hem de yazma (write) yetkisi talep etmektedir.</text:p>
          <text:p text:style-name="P2"><text:span text:style-name="Strong_20_Emphasis">Kapsamın Tanımı:</text:span></text:p>
        </text:list-item>
      </text:list>
      <text:p text:style-name="Standard"><text:tab/><text:span text:style-name="T1">scope <text:s text:c="6"/>= scope-token *( SP scope-token )</text:span></text:p>
      <text:p text:style-name="P1"><text:tab/>scope-token = 1*( %x21 / %x23-5B / %x5D-7E )</text:p>
      <text:p text:style-name="P1"><text:tab/></text:p>
      <text:p text:style-name="Standard"><text:span text:style-name="T1"><text:tab/></text:span>Bu tanım, <text:span text:style-name="Source_20_Text">scope-token</text:span>'ın hangi karakterleri içerebileceğini belirtir. Örneğin, <text:span text:style-name="Source_20_Text">%x21</text:span> ASCII kodu ile "!" karakterini ifade eder.</text:p>
      <text:p text:style-name="Standard"/>
      <text:h text:style-name="Heading_20_3" text:outline-level="3">2. <text:span text:style-name="Strong_20_Emphasis">Yetkilendirme Sunucusunun Cevabı</text:span></text:h>
      <text:list text:style-name="L2">
        <text:list-item>
          <text:p text:style-name="P3">Yetkilendirme sunucusu, istemciden gelen <text:span text:style-name="Strong_20_Emphasis">scope</text:span> parametresini işleyerek, istemcinin talep ettiği <text:span text:style-name="Strong_20_Emphasis">scope</text:span>'u doğrular. Ancak, yetkilendirme sunucusu bu <text:span text:style-name="Strong_20_Emphasis">scope</text:span>'u tamamen veya kısmen göz ardı edebilir. Bunun nedeni, yetkilendirme sunucusunun güvenlik politikaları veya kaynak sahibinin (resource owner) verdiği talimatlar olabilir.</text:p>
        </text:list-item>
        <text:list-item>
          <text:p text:style-name="P3">Eğer yetkilendirme sunucusu, istemcinin talep ettiği <text:span text:style-name="Strong_20_Emphasis">scope</text:span>'a uymayan bir <text:span text:style-name="Strong_20_Emphasis">access token</text:span> verir ve verilen <text:span text:style-name="Strong_20_Emphasis">scope</text:span> ile istemcinin talep ettiği <text:span text:style-name="Strong_20_Emphasis">scope</text:span> farklıysa, <text:span text:style-name="Strong_20_Emphasis">scope</text:span> yanıt parametresi kullanılarak istemciye verilen kapsam bildirilmelidir. Bu, istemcinin hangi erişim alanlarının sağlandığını anlamasını sağlar.</text:p>
          <text:p text:style-name="P3"><text:span text:style-name="Strong_20_Emphasis">Örnek</text:span>: Eğer istemci <text:span text:style-name="Source_20_Text">scope=read write</text:span> talep ettiyse ve sunucu yalnızca <text:span text:style-name="Source_20_Text">read</text:span> izni veriyorsa, sunucu yanıtında şu şekilde bir <text:span text:style-name="Strong_20_Emphasis">scope</text:span> parametresi dönebilir: <text:span text:style-name="Source_20_Text">scope=read</text:span>.</text:p>
        </text:list-item>
      </text:list>
      <text:h text:style-name="Heading_20_3" text:outline-level="3">3. <text:span text:style-name="Strong_20_Emphasis">Scope Parametresi Olmazsa Ne Olur?</text:span></text:h>
      <text:list text:style-name="L3">
        <text:list-item>
          <text:p text:style-name="P4">Eğer istemci, <text:span text:style-name="Strong_20_Emphasis">scope</text:span> parametresini yetkilendirme talebinde belirtmezse, yetkilendirme sunucusu, bu durumda <text:span text:style-name="Strong_20_Emphasis">önceden tanımlanmış bir varsayılan değer</text:span> ile isteği işleme alabilir. Eğer varsayılan bir değer yoksa, <text:span text:style-name="Strong_20_Emphasis">invalid_scope</text:span> hatası dönebilir. Bu durumda istemci, hatanın nedeni olarak geçersiz bir <text:span text:style-name="Strong_20_Emphasis">scope</text:span> olduğunu anlamalıdır.</text:p>
        </text:list-item>
        <text:list-item>
          <text:p text:style-name="P4"><text:soft-page-break/>Yetkilendirme sunucusu, <text:span text:style-name="Strong_20_Emphasis">scope</text:span> parametresinin ne olduğunu ve varsa varsayılan değeri <text:span text:style-name="Strong_20_Emphasis">belgelerinde</text:span> açıklamalıdır.</text:p>
        </text:list-item>
      </text:list>
      <text:h text:style-name="Heading_20_3" text:outline-level="3">4. <text:span text:style-name="Strong_20_Emphasis">Özet ve Güvenlik</text:span></text:h>
      <text:list text:style-name="L4">
        <text:list-item>
          <text:p text:style-name="P6"><text:span text:style-name="Strong_20_Emphasis">Scope</text:span> parametresi, istemcinin erişmek istediği kaynakları sınırlamak için kullanılır. Bu, istemcinin sadece gerekli kaynaklara erişmesini ve gereksiz yetkileri talep etmemesini sağlar.</text:p>
        </text:list-item>
        <text:list-item>
          <text:p text:style-name="P6">Yetkilendirme sunucusu, istemcinin talep ettiği kapsamı tamamen ya da kısmen değiştirebilir, ancak istemciye bu durum bildirilmelidir.</text:p>
        </text:list-item>
        <text:list-item>
          <text:p text:style-name="P5">Eğer istemci <text:span text:style-name="Strong_20_Emphasis">scope</text:span> parametresi göndermezse, yetkilendirme sunucusu varsayılan bir değer kullanabilir veya hatayı bildirebilir.</text:p>
        </text:list-item>
      </text:list>
      <text:p text:style-name="Text_20_body">Bu mekanizma, OAuth 2.0 protokolünün daha esnek ve güvenli bir şekilde çalışmasını sağlar ve istemcilerin sadece gerekli erişim haklarını talep etmelerini teşvik ed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7:01:33.660015284</meta:creation-date>
    <dc:date>2025-01-26T07:03:21.980549461</dc:date>
    <meta:editing-duration>PT1M48S</meta:editing-duration>
    <meta:editing-cycles>1</meta:editing-cycles>
    <meta:document-statistic meta:table-count="0" meta:image-count="0" meta:object-count="0" meta:page-count="2" meta:paragraph-count="23" meta:word-count="428" meta:character-count="3384" meta:non-whitespace-character-count="2981"/>
    <meta:generator>LibreOffice/7.4.7.2$Linux_X86_64 LibreOffice_project/40$Build-2</meta:generator>
  </office:meta>
</office:document-meta>
</file>